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70b" officeooo:paragraph-rsid="0006470b"/>
    </style:style>
    <style:style style:name="P2" style:family="paragraph" style:parent-style-name="Standard">
      <style:text-properties officeooo:rsid="0007d294" officeooo:paragraph-rsid="0007d294"/>
    </style:style>
    <style:style style:name="P3" style:family="paragraph" style:parent-style-name="Standard">
      <style:text-properties officeooo:rsid="000885d9" officeooo:paragraph-rsid="000885d9"/>
    </style:style>
    <style:style style:name="T1" style:family="text">
      <style:text-properties officeooo:rsid="00088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: patrón o guía que <text:s/>informa de los métodos que han de declarar todo lo que se suscriba a interface</text:p>
      <text:p text:style-name="P1"/>
      <text:p text:style-name="P1">Si este método no se construye en la clase padre sino en la de las hijas, se declara en el padre como abstract</text:p>
      <text:p text:style-name="P1"/>
      <text:p text:style-name="P1"/>
      <text:p text:style-name="P2">Ejercicios:</text:p>
      <text:p text:style-name="P2"/>
      <text:p text:style-name="P3">Todos con constructor y tostring</text:p>
      <text:p text:style-name="P3"/>
      <text:p text:style-name="P2">Interface</text:p>
      <text:p text:style-name="P2">-métodos:</text:p>
      <text:p text:style-name="P2">Insertar() <text:span text:style-name="T1">vacía</text:span></text:p>
      <text:p text:style-name="P2">Modificar() <text:span text:style-name="T1">vacía</text:span></text:p>
      <text:p text:style-name="P2">Eliminar() <text:span text:style-name="T1">vacía</text:span></text:p>
      <text:p text:style-name="P2">Buscar() <text:span text:style-name="T1">desarrollar</text:span></text:p>
      <text:p text:style-name="P1"/>
      <text:p text:style-name="P3">Padre</text:p>
      <text:p text:style-name="P2">Class Product</text:p>
      <text:p text:style-name="P2">- atributos:</text:p>
      <text:p text:style-name="P2">1. código</text:p>
      <text:p text:style-name="P2">2. nombre</text:p>
      <text:p text:style-name="P2">3. descripcion</text:p>
      <text:p text:style-name="P2">4. precio</text:p>
      <text:p text:style-name="P2"/>
      <text:p text:style-name="P3">Hijos</text:p>
      <text:p text:style-name="P3"/>
      <text:p text:style-name="P3">Class Salud</text:p>
      <text:p text:style-name="P3">enfermedad</text:p>
      <text:p text:style-name="P3">dosis</text:p>
      <text:p text:style-name="P3">riesgo</text:p>
      <text:p text:style-name="P3">constante type</text:p>
      <text:p text:style-name="P3">1 función específica: gettype</text:p>
      <text:p text:style-name="P3"/>
      <text:p text:style-name="P3">Class Cosmetico</text:p>
      <text:p text:style-name="P3">partecuerpo</text:p>
      <text:p text:style-name="P3">aplicacion</text:p>
      <text:p text:style-name="P3">reacciones</text:p>
      <text:p text:style-name="P3">constante type</text:p>
      <text:p text:style-name="P3">1 funcion específica: gettype</text:p>
      <text:p text:style-name="P2"/>
      <text:p text:style-name="P3">Padre</text:p>
      <text:p text:style-name="P2">Clase Servicio</text:p>
      <text:p text:style-name="P2">-atributos</text:p>
      <text:p text:style-name="P2">1. codigo</text:p>
      <text:p text:style-name="P2">2. nombre</text:p>
      <text:p text:style-name="P2">3. edificio</text:p>
      <text:p text:style-name="P2">4. planta</text:p>
      <text:p text:style-name="P2"/>
      <text:p text:style-name="P3">Classutil</text:p>
      <text:p text:style-name="P3">-funciones de pr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9:57:19.804835406</meta:creation-date>
    <dc:date>2018-11-13T20:42:26.223124311</dc:date>
    <meta:editing-duration>PT4M46S</meta:editing-duration>
    <meta:editing-cycles>1</meta:editing-cycles>
    <meta:document-statistic meta:table-count="0" meta:image-count="0" meta:object-count="0" meta:page-count="1" meta:paragraph-count="39" meta:word-count="111" meta:character-count="683" meta:non-whitespace-character-count="610"/>
    <meta:generator>LibreOffice/6.0.3.2$Linux_X86_64 LibreOffice_project/00m0$Build-2</meta:generator>
  </office:meta>
</office:document-meta>
</file>